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org-Mouse_tata_batch-64_emb-9_rout-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artition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2454364785797" calcext:value-type="float">
            <text:p>0,9424543648</text:p>
          </table:table-cell>
          <table:table-cell office:value-type="float" office:value="0.957528957528958" calcext:value-type="float">
            <text:p>0,9575289575</text:p>
          </table:table-cell>
          <table:table-cell office:value-type="float" office:value="0.984126984126984" calcext:value-type="float">
            <text:p>0,9841269841</text:p>
          </table:table-cell>
          <table:table-cell office:value-type="float" office:value="0.974504249291785" calcext:value-type="float">
            <text:p>0,9745042493</text:p>
          </table:table-cell>
          <table:table-cell office:value-type="float" office:value="0.977035490605428" calcext:value-type="float">
            <text:p>0,9770354906</text:p>
          </table:table-cell>
          <table:table-cell office:value-type="float" office:value="0.932330827067669" calcext:value-type="float">
            <text:p>0,9323308271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3683262528943" calcext:value-type="float">
            <text:p>0,9368326253</text:p>
          </table:table-cell>
          <table:table-cell office:value-type="float" office:value="0.953488372093023" calcext:value-type="float">
            <text:p>0,9534883721</text:p>
          </table:table-cell>
          <table:table-cell office:value-type="float" office:value="0.976190476190476" calcext:value-type="float">
            <text:p>0,9761904762</text:p>
          </table:table-cell>
          <table:table-cell office:value-type="float" office:value="0.974504249291785" calcext:value-type="float">
            <text:p>0,9745042493</text:p>
          </table:table-cell>
          <table:table-cell office:value-type="float" office:value="0.974947807933194" calcext:value-type="float">
            <text:p>0,9749478079</text:p>
          </table:table-cell>
          <table:table-cell office:value-type="float" office:value="0.931818181818182" calcext:value-type="float">
            <text:p>0,9318181818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26948947828323" calcext:value-type="float">
            <text:p>0,9269489478</text:p>
          </table:table-cell>
          <table:table-cell office:value-type="float" office:value="0.946153846153846" calcext:value-type="float">
            <text:p>0,9461538462</text:p>
          </table:table-cell>
          <table:table-cell office:value-type="float" office:value="0.976190476190476" calcext:value-type="float">
            <text:p>0,9761904762</text:p>
          </table:table-cell>
          <table:table-cell office:value-type="float" office:value="0.968838526912181" calcext:value-type="float">
            <text:p>0,9688385269</text:p>
          </table:table-cell>
          <table:table-cell office:value-type="float" office:value="0.970772442588726" calcext:value-type="float">
            <text:p>0,9707724426</text:p>
          </table:table-cell>
          <table:table-cell office:value-type="float" office:value="0.917910447761194" calcext:value-type="float">
            <text:p>0,9179104478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11538962648541" calcext:value-type="float">
            <text:p>0,9115389626</text:p>
          </table:table-cell>
          <table:table-cell office:value-type="float" office:value="0.934865900383142" calcext:value-type="float">
            <text:p>0,9348659004</text:p>
          </table:table-cell>
          <table:table-cell office:value-type="float" office:value="0.968253968253968" calcext:value-type="float">
            <text:p>0,9682539683</text:p>
          </table:table-cell>
          <table:table-cell office:value-type="float" office:value="0.963172804532578" calcext:value-type="float">
            <text:p>0,9631728045</text:p>
          </table:table-cell>
          <table:table-cell office:value-type="float" office:value="0.964509394572025" calcext:value-type="float">
            <text:p>0,9645093946</text:p>
          </table:table-cell>
          <table:table-cell office:value-type="float" office:value="0.903703703703703" calcext:value-type="float">
            <text:p>0,9037037037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25586528850862" calcext:value-type="float">
            <text:p>0,9255865289</text:p>
          </table:table-cell>
          <table:table-cell office:value-type="float" office:value="0.9453125" calcext:value-type="float">
            <text:p>0,9453125</text:p>
          </table:table-cell>
          <table:table-cell office:value-type="float" office:value="0.96031746031746" calcext:value-type="float">
            <text:p>0,9603174603</text:p>
          </table:table-cell>
          <table:table-cell office:value-type="float" office:value="0.974504249291785" calcext:value-type="float">
            <text:p>0,9745042493</text:p>
          </table:table-cell>
          <table:table-cell office:value-type="float" office:value="0.970772442588726" calcext:value-type="float">
            <text:p>0,9707724426</text:p>
          </table:table-cell>
          <table:table-cell office:value-type="float" office:value="0.930769230769231" calcext:value-type="float">
            <text:p>0,9307692308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AVERAGE([.C2:.C6])" office:value-type="float" office:value="0.928672285880591" calcext:value-type="float">
            <text:p>0,93</text:p>
          </table:table-cell>
          <table:table-cell table:style-name="ce1" table:formula="of:=AVERAGE([.D2:.D6])" office:value-type="float" office:value="0.947469915231794" calcext:value-type="float">
            <text:p>0,95</text:p>
          </table:table-cell>
          <table:table-cell table:style-name="ce1" table:formula="of:=AVERAGE([.E2:.E6])" office:value-type="float" office:value="0.973015873015873" calcext:value-type="float">
            <text:p>0,97</text:p>
          </table:table-cell>
          <table:table-cell table:style-name="ce1" table:formula="of:=AVERAGE([.F2:.F6])" office:value-type="float" office:value="0.971104815864023" calcext:value-type="float">
            <text:p>0,97</text:p>
          </table:table-cell>
          <table:table-cell table:style-name="ce1" table:formula="of:=AVERAGE([.G2:.G6])" office:value-type="float" office:value="0.97160751565762" calcext:value-type="float">
            <text:p>0,97</text:p>
          </table:table-cell>
          <table:table-cell table:style-name="ce1" table:formula="of:=AVERAGE([.H2:.H6])" office:value-type="float" office:value="0.923306478223996" calcext:value-type="float">
            <text:p>0,92</text:p>
          </table:table-cell>
          <table:table-cell table:style-name="ce2" table:formula="of:=AVERAGE([.I2:.I6])" office:value-type="float" office:value="122.6" calcext:value-type="float">
            <text:p>122,6</text:p>
          </table:table-cell>
          <table:table-cell table:style-name="ce2" table:formula="of:=AVERAGE([.J2:.J6])" office:value-type="float" office:value="10.2" calcext:value-type="float">
            <text:p>10,2</text:p>
          </table:table-cell>
          <table:table-cell table:style-name="ce2" table:formula="of:=AVERAGE([.K2:.K6])" office:value-type="float" office:value="342.8" calcext:value-type="float">
            <text:p>342,8</text:p>
          </table:table-cell>
          <table:table-cell table:style-name="ce2" table:formula="of:=AVERAGE([.L2:.L6])" office:value-type="float" office:value="3.4" calcext:value-type="float">
            <text:p>3,4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1" table:formula="of:=STDEV([.C2:.C6])" office:value-type="float" office:value="0.0118593780789674" calcext:value-type="float">
            <text:p>0,01</text:p>
          </table:table-cell>
          <table:table-cell table:style-name="ce1" table:formula="of:=STDEV([.D2:.D6])" office:value-type="float" office:value="0.00869847434226193" calcext:value-type="float">
            <text:p>0,01</text:p>
          </table:table-cell>
          <table:table-cell table:style-name="ce1" table:formula="of:=STDEV([.E2:.E6])" office:value-type="float" office:value="0.00904901131031054" calcext:value-type="float">
            <text:p>0,01</text:p>
          </table:table-cell>
          <table:table-cell table:style-name="ce1" table:formula="of:=STDEV([.F2:.F6])" office:value-type="float" office:value="0.00506757615297404" calcext:value-type="float">
            <text:p>0,01</text:p>
          </table:table-cell>
          <table:table-cell table:style-name="ce1" table:formula="of:=STDEV([.G2:.G6])" office:value-type="float" office:value="0.0048062064439337" calcext:value-type="float">
            <text:p>0,00</text:p>
          </table:table-cell>
          <table:table-cell table:style-name="ce1" table:formula="of:=STDEV([.H2:.H6])" office:value-type="float" office:value="0.0124796490267946" calcext:value-type="float">
            <text:p>0,01</text:p>
          </table:table-cell>
          <table:table-cell table:style-name="ce2" table:formula="of:=STDEV([.I2:.I6])" office:value-type="float" office:value="1.14017542509914" calcext:value-type="float">
            <text:p>1,1401754251</text:p>
          </table:table-cell>
          <table:table-cell table:style-name="ce2" table:formula="of:=STDEV([.J2:.J6])" office:value-type="float" office:value="1.78885438199983" calcext:value-type="float">
            <text:p>1,788854382</text:p>
          </table:table-cell>
          <table:table-cell table:style-name="ce2" table:formula="of:=STDEV([.K2:.K6])" office:value-type="float" office:value="1.78885438199983" calcext:value-type="float">
            <text:p>1,788854382</text:p>
          </table:table-cell>
          <table:table-cell table:style-name="ce2" table:formula="of:=STDEV([.L2:.L6])" office:value-type="float" office:value="1.14017542509914" calcext:value-type="float">
            <text:p>1,1401754251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1" table:formula="of:=MAX([.C2:.C6])" office:value-type="float" office:value="0.942454364785797" calcext:value-type="float">
            <text:p>0,94</text:p>
          </table:table-cell>
          <table:table-cell table:style-name="ce1" table:formula="of:=MAX([.D2:.D6])" office:value-type="float" office:value="0.957528957528958" calcext:value-type="float">
            <text:p>0,96</text:p>
          </table:table-cell>
          <table:table-cell table:style-name="ce1" table:formula="of:=MAX([.E2:.E6])" office:value-type="float" office:value="0.984126984126984" calcext:value-type="float">
            <text:p>0,98</text:p>
          </table:table-cell>
          <table:table-cell table:style-name="ce1" table:formula="of:=MAX([.F2:.F6])" office:value-type="float" office:value="0.974504249291785" calcext:value-type="float">
            <text:p>0,97</text:p>
          </table:table-cell>
          <table:table-cell table:style-name="ce1" table:formula="of:=MAX([.G2:.G6])" office:value-type="float" office:value="0.977035490605428" calcext:value-type="float">
            <text:p>0,98</text:p>
          </table:table-cell>
          <table:table-cell table:style-name="ce1" table:formula="of:=MAX([.H2:.H6])" office:value-type="float" office:value="0.932330827067669" calcext:value-type="float">
            <text:p>0,93</text:p>
          </table:table-cell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6:52:57.146369561</dc:date>
    <meta:editing-duration>PT1M39S</meta:editing-duration>
    <meta:editing-cycles>1</meta:editing-cycles>
    <meta:document-statistic meta:table-count="1" meta:cell-count="97" meta:object-count="0"/>
    <meta:generator>LibreOffice/5.1.6.2$Linux_X86_64 LibreOffice_project/10m0$Build-2</meta:generator>
  </office:meta>
</office:document-meta>
</file>